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ad9" officeooo:paragraph-rsid="0011bad9"/>
    </style:style>
    <style:style style:name="P2" style:family="paragraph" style:parent-style-name="Standard">
      <style:text-properties officeooo:rsid="0011bad9" officeooo:paragraph-rsid="00133f66"/>
    </style:style>
    <style:style style:name="T1" style:family="text">
      <style:text-properties officeooo:rsid="00133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 Médio</text:p>
      <text:p text:style-name="P1"/>
      <text:p text:style-name="P1">a)Tempo gasto: 0.058516 </text:p>
      <text:p text:style-name="P1">b)Tempo gasto: 1.519304 </text:p>
      <text:p text:style-name="P1">c)Tempo gasto: 5.835506</text:p>
      <text:p text:style-name="P1">d)Tempo gasto: 37.053326 </text:p>
      <text:p text:style-name="P1">e)Tempo gasto: 146.174572 </text:p>
      <text:p text:style-name="P1"/>
      <text:p text:style-name="P1">Melhor caso:</text:p>
      <text:p text:style-name="P1"/>
      <text:p text:style-name="P1">a)Tempo gasto: 0.000046 </text:p>
      <text:p text:style-name="P1">b)Tempo gasto: 0.000264 </text:p>
      <text:p text:style-name="P1">c)Tempo gasto: 0.000509 </text:p>
      <text:p text:style-name="P1">d)Tempo gasto: 0.000993 </text:p>
      <text:p text:style-name="P1">e)Tempo gasto: 0.003124 </text:p>
      <text:p text:style-name="P1"/>
      <text:p text:style-name="P1">Pior caso:</text:p>
      <text:p text:style-name="P1"/>
      <text:p text:style-name="P2">a)Tempo gasto: 0.118641 </text:p>
      <text:p text:style-name="P2"><text:span text:style-name="T1">b</text:span>)Tempo gasto: 2.964187 </text:p>
      <text:p text:style-name="P2"><text:span text:style-name="T1">c</text:span>)Tempo gasto: 11.632990 </text:p>
      <text:p text:style-name="P2"><text:span text:style-name="T1">d</text:span>)Tempo gasto: 72.614528 </text:p>
      <text:p text:style-name="P2"><text:span text:style-name="T1">e</text:span>)Tempo gasto: 288.758100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2:23:33.252887958</meta:creation-date>
    <dc:date>2022-09-08T07:42:23.971000000</dc:date>
    <meta:editing-duration>PT7M42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8" meta:word-count="51" meta:character-count="398" meta:non-whitespace-character-count="351"/>
  </office:meta>
</office:document-meta>
</file>